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137bf3"/>
    </style:style>
    <style:style style:name="T2" style:family="text">
      <style:text-properties fo:color="#800080" officeooo:rsid="00137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A loaded file with some </text:span><text:span text:style-name="T2">information</text:span><text:span text:style-name="T1"> in it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zel Windle</meta:initial-creator>
    <meta:creation-date>2013-10-28T11:21:39</meta:creation-date>
    <dc:date>2013-10-28T11:22:37</dc:date>
    <dc:creator>Hazel Windle</dc:creator>
    <meta:editing-duration>P0D</meta:editing-duration>
    <meta:editing-cycles>1</meta:editing-cycles>
    <meta:document-statistic meta:table-count="0" meta:image-count="0" meta:object-count="0" meta:page-count="1" meta:paragraph-count="1" meta:word-count="8" meta:character-count="42" meta:non-whitespace-character-count="35"/>
    <meta:generator>LibreOffice/4.0.2.2$Linux_x86 LibreOffice_project/400m0$Build-2</meta:generator>
  </office:meta>
</office:document-meta>
</file>